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8000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666666" fo:font-size="12pt" style:font-size-asian="12pt" style:font-size-complex="12pt"/>
    </style:style>
    <style:style style:name="T7" style:family="text">
      <style:text-properties fo:color="#ba2121" fo:font-size="12pt" style:font-size-asian="12pt" style:font-size-complex="12pt"/>
    </style:style>
    <style:style style:name="T8" style:family="text">
      <style:text-properties fo:color="#408080" fo:font-size="12pt" style:font-size-asian="12pt" style:font-size-complex="1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008000" fo:font-size="13pt" style:font-size-asian="13pt" style:font-size-complex="13pt"/>
    </style:style>
    <style:style style:name="T14" style:family="text">
      <style:text-properties fo:color="#000000" fo:font-size="13pt" style:font-size-asian="13pt" style:font-size-complex="13pt"/>
    </style:style>
    <style:style style:name="T15" style:family="text">
      <style:text-properties fo:color="#666666" fo:font-size="13pt" style:font-size-asian="13pt" style:font-size-complex="13pt"/>
    </style:style>
    <style:style style:name="T16" style:family="text">
      <style:text-properties fo:color="#ba2121" fo:font-size="13pt" style:font-size-asian="13pt" style:font-size-complex="13pt"/>
    </style:style>
    <style:style style:name="T17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18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9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ba2121"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408080" fo:font-size="13pt" style:font-size-asian="13pt" style:font-size-complex="13pt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color="#008000" fo:font-size="14pt" style:font-size-asian="14pt" style:font-size-complex="14pt"/>
    </style:style>
    <style:style style:name="T24" style:family="text">
      <style:text-properties fo:color="#7d9029" fo:font-size="14pt" style:font-size-asian="14pt" style:font-size-complex="14pt"/>
    </style:style>
    <style:style style:name="T25" style:family="text">
      <style:text-properties fo:color="#666666" fo:font-size="14pt" style:font-size-asian="14pt" style:font-size-complex="14pt"/>
    </style:style>
    <style:style style:name="T26" style:family="text">
      <style:text-properties fo:color="#ba2121" fo:font-size="14pt" style:font-size-asian="14pt" style:font-size-complex="14pt"/>
    </style:style>
    <style:style style:name="T27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2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Express-Fileupload</text:p>
            <text:p>Aula 1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 servidor simples em Express;</text:p>
                  </text:list-item>
                  <text:list-item>
                    <text:p>Criar um serviço de upload</text:p>
                  </text:list-item>
                  <text:list-item>
                    <text:p>Criar uma página HTML simples para escolher e enviar o arqu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ara criar o projeto, vamos usar a expresse-api. Caso não tenha esse módulo do Node instalado, faça:</text:p>
                <text:list>
                  <text:list-item>
                    <text:p><text:span text:style-name="T1">npm install -g express-generator-api</text:span></text:p>
                  </text:list-item>
                </text:list>
              </text:list-item>
              <text:list-item>
                <text:p><text:span text:style-name="T2">Depois, pra criar o projeto, simplesmente faça:</text:span></text:p>
                <text:list>
                  <text:list-item>
                    <text:p><text:span text:style-name="T1">express-api</text:span><text:span text:style-name="T2"> &lt;nome_do_projeto&gt;</text:span></text:p>
                    <text:list>
                      <text:list-item>
                        <text:p><text:span text:style-name="T2">cria a pasta de fato</text:span></text:p>
                      </text:list-item>
                    </text:list>
                  </text:list-item>
                  <text:list-item>
                    <text:p><text:span text:style-name="T1">cd</text:span><text:span text:style-name="T2"> &lt;nome_do_projeto&gt;</text:span></text:p>
                    <text:list>
                      <text:list-item>
                        <text:p><text:span text:style-name="T2">entra na pasta</text:span></text:p>
                      </text:list-item>
                    </text:list>
                  </text:list-item>
                  <text:list-item>
                    <text:p><text:span text:style-name="T1">npm install</text:span></text:p>
                    <text:list>
                      <text:list-item>
                        <text:p><text:span text:style-name="T2">instala as dependências na node_modul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mos usar express-fileupload</text:p>
                <text:list>
                  <text:list-item>
                    <text:p><text:a xlink:href="https://www.npmjs.com/package/express-fileupload" xlink:type="simple">https://www.npmjs.com/package/express-fileupload</text:a></text:p>
                  </text:list-item>
                </text:list>
              </text:list-item>
              <text:list-item>
                <text:p>Como instalar:</text:p>
                <text:list>
                  <text:list-item>
                    <text:p>Na pasta do projeto recém criado do express faça:</text:p>
                    <text:list>
                      <text:list-item>
                        <text:p>npm install --save express-fileuplo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a rota:</text:p>
          </draw:text-box>
        </draw:frame>
        <draw:frame presentation:style-name="pr4" draw:text-style-name="P3" draw:layer="layout" svg:width="25.2cm" svg:height="9.134cm" svg:x="1.4cm" svg:y="3.8cm" presentation:class="outline">
          <draw:text-box>
            <text:list text:style-name="L2">
              <text:list-item>
                <text:p text:style-name="P3"><text:span text:style-name="T3">fileupload.routes.js</text:span></text:p>
              </text:list-item>
            </text:list>
          </draw:text-box>
        </draw:frame>
        <draw:frame draw:style-name="gr2" draw:text-style-name="P5" draw:layer="layout" svg:width="23.2cm" svg:height="9.731cm" svg:x="1cm" svg:y="4.4cm">
          <draw:text-box>
            <text:p text:style-name="P4"><text:span text:style-name="T4">const</text:span><text:span text:style-name="T5"> express </text:span><text:span text:style-name="T6">=</text:span><text:span text:style-name="T5"> require(</text:span><text:span text:style-name="T7">'express'</text:span><text:span text:style-name="T5">);</text:span></text:p>
            <text:p text:style-name="P4"><text:span text:style-name="T4">var</text:span><text:span text:style-name="T5"> router </text:span><text:span text:style-name="T6">=</text:span><text:span text:style-name="T5"> express.Router();</text:span></text:p>
            <text:p text:style-name="P4"><text:span text:style-name="T5"/></text:p>
            <text:p text:style-name="P4"><text:span text:style-name="T5">router.post(</text:span><text:span text:style-name="T7">'/simplefile'</text:span><text:span text:style-name="T5">, </text:span><text:span text:style-name="T4">function</text:span><text:span text:style-name="T5"> (req, res) {</text:span></text:p>
            <text:p text:style-name="P4"><text:span text:style-name="T5"/></text:p>
            <text:p text:style-name="P4"><text:span text:style-name="T5"><text:s text:c="4"/></text:span><text:span text:style-name="T4">if</text:span><text:span text:style-name="T5"> (</text:span><text:span text:style-name="T4">Object</text:span><text:span text:style-name="T5">.keys(req.files).length </text:span><text:span text:style-name="T6">==</text:span><text:span text:style-name="T5"> </text:span><text:span text:style-name="T6">0</text:span><text:span text:style-name="T5">) {</text:span></text:p>
            <text:p text:style-name="P4"><text:span text:style-name="T5"><text:s text:c="8"/></text:span><text:span text:style-name="T4">return</text:span><text:span text:style-name="T5"> res.status(</text:span><text:span text:style-name="T6">400</text:span><text:span text:style-name="T5">).send(</text:span><text:span text:style-name="T7">'Nenhum arquivo enviado.'</text:span><text:span text:style-name="T5">);</text:span></text:p>
            <text:p text:style-name="P4"><text:span text:style-name="T5"><text:s text:c="4"/></text:span><text:span text:style-name="T5">}</text:span></text:p>
            <text:p text:style-name="P4"><text:span text:style-name="T5"><text:s text:c="4"/></text:span><text:span text:style-name="T8">// 'sampleFile' é o nome do campo do input no HTML que chamou esse serviço</text:span></text:p>
            <text:p text:style-name="P4"><text:span text:style-name="T5"><text:s text:c="4"/></text:span><text:span text:style-name="T4">let</text:span><text:span text:style-name="T5"> file </text:span><text:span text:style-name="T6">=</text:span><text:span text:style-name="T5"> req.files.sampleFile;</text:span></text:p>
            <text:p text:style-name="P4"><text:span text:style-name="T5"><text:s text:c="4"/></text:span><text:span text:style-name="T5">console.log(</text:span><text:span text:style-name="T7">"Nome do arquivo: "</text:span><text:span text:style-name="T5"> </text:span><text:span text:style-name="T6">+</text:span><text:span text:style-name="T5"> file.name);</text:span></text:p>
            <text:p text:style-name="P4"><text:span text:style-name="T5"><text:s text:c="4"/></text:span><text:span text:style-name="T5">console.log(</text:span><text:span text:style-name="T7">"Tamanho do arquivo: "</text:span><text:span text:style-name="T5"> </text:span><text:span text:style-name="T6">+</text:span><text:span text:style-name="T5"> file.size);</text:span></text:p>
            <text:p text:style-name="P4"><text:span text:style-name="T5"><text:s text:c="4"/></text:span><text:span text:style-name="T8">//salvando</text:span></text:p>
            <text:p text:style-name="P4"><text:span text:style-name="T5"><text:s text:c="4"/></text:span><text:span text:style-name="T5">file.mv(</text:span><text:span text:style-name="T7">'/home/jefferson/piw/PIW-2019_1/13-Express-Mongoose-Relacionamentos/uploaded-files/'</text:span><text:span text:style-name="T6">+</text:span><text:span text:style-name="T5">file.name, </text:span><text:span text:style-name="T4">function</text:span><text:span text:style-name="T5">(err){</text:span></text:p>
            <text:p text:style-name="P4"><text:span text:style-name="T5"><text:s text:c="8"/></text:span><text:span text:style-name="T4">if</text:span><text:span text:style-name="T5">(err) </text:span><text:span text:style-name="T4">return</text:span><text:span text:style-name="T5"> res.status(</text:span><text:span text:style-name="T6">500</text:span><text:span text:style-name="T5">).send(err);</text:span></text:p>
            <text:p text:style-name="P4"><text:span text:style-name="T5"><text:s text:c="8"/></text:span><text:span text:style-name="T5">res.send(</text:span><text:span text:style-name="T7">'Arquivo enviado!'</text:span><text:span text:style-name="T5">);</text:span></text:p>
            <text:p text:style-name="P4"><text:span text:style-name="T5"><text:s text:c="4"/></text:span><text:span text:style-name="T5">});</text:span></text:p>
            <text:p text:style-name="P4"><text:span text:style-name="T5">});</text:span></text:p>
            <text:p text:style-name="P4"><text:span text:style-name="T5">module.exports </text:span><text:span text:style-name="T6">=</text:span><text:span text:style-name="T5"> router;</text:span></text:p>
          </draw:text-box>
        </draw:frame>
        <draw:frame draw:style-name="gr3" draw:text-style-name="P6" draw:layer="layout" svg:width="10.158cm" svg:height="0.806cm" svg:x="13cm" svg:y="4cm">
          <draw:text-box>
            <text:p><text:span text:style-name="T9">Caso o cliente não tenha selecionado nada.</text:span></text:p>
          </draw:text-box>
        </draw:frame>
        <draw:line draw:style-name="gr4" draw:text-style-name="P7" draw:layer="layout" svg:x1="13cm" svg:y1="4.806cm" svg:x2="9.8cm" svg:y2="7.2cm">
          <text:p/>
        </draw:line>
        <draw:frame draw:style-name="gr3" draw:text-style-name="P8" draw:layer="layout" svg:width="12.779cm" svg:height="2.471cm" svg:x="12.8cm" svg:y="11.8cm">
          <draw:text-box>
            <text:p><text:span text:style-name="T10">ATENÇÃO </text:span><text:span text:style-name="T11">para o caminho <text:s/>que o arquivo será salvo!</text:span></text:p>
            <text:p><text:span text:style-name="T11">Não é recomendado salvar os arquivos do seu projeto</text:span></text:p>
            <text:p><text:span text:style-name="T11">na MESMA pasta que o projeto. O interessante é deixar</text:span></text:p>
            <text:p><text:span text:style-name="T11">uma pasta separada apenas para isso.</text:span></text:p>
          </draw:text-box>
        </draw:frame>
        <draw:frame draw:style-name="gr3" draw:text-style-name="P6" draw:layer="layout" svg:width="8.507cm" svg:height="1.916cm" svg:x="18.2cm" svg:y="7.6cm">
          <draw:text-box>
            <text:p><text:span text:style-name="T9">Nome do arquivo que vem</text:span></text:p>
            <text:p><text:span text:style-name="T9">no request, mas você pode escolher</text:span></text:p>
            <text:p><text:span text:style-name="T9">outro.</text:span></text:p>
          </draw:text-box>
        </draw:frame>
        <draw:line draw:style-name="gr4" draw:text-style-name="P7" draw:layer="layout" svg:x1="17.8cm" svg:y1="9.4cm" svg:x2="10.4cm" svg:y2="9.6cm">
          <text:p/>
        </draw:line>
        <draw:line draw:style-name="gr4" draw:text-style-name="P7" draw:layer="layout" svg:x1="21.2cm" svg:y1="9.516cm" svg:x2="21cm" svg:y2="10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app.js</text:p>
          </draw:text-box>
        </draw:frame>
        <draw:frame presentation:style-name="pr4" draw:text-style-name="P9" draw:layer="layout" svg:width="25.2cm" svg:height="9.134cm" svg:x="1.4cm" svg:y="3.8cm" presentation:class="outline">
          <draw:text-box>
            <text:list text:style-name="L2">
              <text:list-item>
                <text:p text:style-name="P9"><text:span text:style-name="T12">Configure o arquivo principal do express para aceitar upload de arquivos. </text:span></text:p>
              </text:list-item>
            </text:list>
          </draw:text-box>
        </draw:frame>
        <draw:frame draw:style-name="gr2" draw:text-style-name="P11" draw:layer="layout" svg:width="24.6cm" svg:height="10.491cm" svg:x="1.4cm" svg:y="4.8cm">
          <draw:text-box>
            <text:p text:style-name="P10"><text:span text:style-name="T13">var</text:span><text:span text:style-name="T14"> express </text:span><text:span text:style-name="T15">=</text:span><text:span text:style-name="T14"> require(</text:span><text:span text:style-name="T16">'express'</text:span><text:span text:style-name="T14">);</text:span></text:p>
            <text:p text:style-name="P10"><text:span text:style-name="T13">var</text:span><text:span text:style-name="T14"> path </text:span><text:span text:style-name="T15">=</text:span><text:span text:style-name="T14"> require(</text:span><text:span text:style-name="T16">'path'</text:span><text:span text:style-name="T14">);</text:span></text:p>
            <text:p text:style-name="P10"><text:span text:style-name="T13">var</text:span><text:span text:style-name="T14"> cookieParser </text:span><text:span text:style-name="T15">=</text:span><text:span text:style-name="T14"> require(</text:span><text:span text:style-name="T16">'cookie-parser'</text:span><text:span text:style-name="T14">);</text:span></text:p>
            <text:p text:style-name="P10"><text:span text:style-name="T13">var</text:span><text:span text:style-name="T14"> bodyParser </text:span><text:span text:style-name="T15">=</text:span><text:span text:style-name="T14"> require(</text:span><text:span text:style-name="T16">'body-parser'</text:span><text:span text:style-name="T14">);</text:span></text:p>
            <text:p text:style-name="P10"><text:span text:style-name="T14"/></text:p>
            <text:p text:style-name="P10"><text:span text:style-name="T17">var</text:span><text:span text:style-name="T18"> upload </text:span><text:span text:style-name="T19">=</text:span><text:span text:style-name="T18"> require(</text:span><text:span text:style-name="T20">'./routes/fileupload.routes'</text:span><text:span text:style-name="T18">);</text:span></text:p>
            <text:p text:style-name="P10"><text:span text:style-name="T14"/></text:p>
            <text:p text:style-name="P10"><text:span text:style-name="T13">var</text:span><text:span text:style-name="T14"> app </text:span><text:span text:style-name="T15">=</text:span><text:span text:style-name="T14"> express();</text:span></text:p>
            <text:p text:style-name="P10"><text:span text:style-name="T14"/></text:p>
            <text:p text:style-name="P10"><text:span text:style-name="T21">//file upload default</text:span></text:p>
            <text:p text:style-name="P10"><text:span text:style-name="T17">const</text:span><text:span text:style-name="T18"> fileUpload </text:span><text:span text:style-name="T19">=</text:span><text:span text:style-name="T18"> require(</text:span><text:span text:style-name="T20">'express-fileupload'</text:span><text:span text:style-name="T18">);</text:span></text:p>
            <text:p text:style-name="P10"><text:span text:style-name="T18">app.use(fileUpload());</text:span></text:p>
            <text:p text:style-name="P10"><text:span text:style-name="T14"/></text:p>
            <text:p text:style-name="P10"><text:span text:style-name="T14">app.use(bodyParser.json());</text:span></text:p>
            <text:p text:style-name="P10"><text:span text:style-name="T14">app.use(bodyParser.urlencoded({ extended</text:span><text:span text:style-name="T15">:</text:span><text:span text:style-name="T14"> </text:span><text:span text:style-name="T13">false</text:span><text:span text:style-name="T14"> }));</text:span></text:p>
            <text:p text:style-name="P10"><text:span text:style-name="T14">app.use(cookieParser())</text:span></text:p>
            <text:p text:style-name="P10"><text:span text:style-name="T14"/></text:p>
            <text:p text:style-name="P10"><text:span text:style-name="T18">app.use(</text:span><text:span text:style-name="T20">'/upload'</text:span><text:span text:style-name="T18">, upload);</text:span></text:p>
            <text:p text:style-name="P10"><text:span text:style-name="T14"/></text:p>
            <text:p text:style-name="P10"><text:span text:style-name="T14">module.exports </text:span><text:span text:style-name="T15">=</text:span><text:span text:style-name="T14"> app;</text:span></text:p>
          </draw:text-box>
        </draw:frame>
        <draw:frame draw:style-name="gr3" draw:text-style-name="P12" draw:layer="layout" svg:width="8.96cm" svg:height="0.962cm" svg:x="13.4cm" svg:y="5.4cm">
          <draw:text-box>
            <text:p>Importanto o arquivo de rotas.</text:p>
          </draw:text-box>
        </draw:frame>
        <draw:line draw:style-name="gr4" draw:text-style-name="P7" draw:layer="layout" svg:x1="13.4cm" svg:y1="6.2cm" svg:x2="10.4cm" svg:y2="7.2cm">
          <text:p/>
        </draw:line>
        <draw:frame draw:style-name="gr3" draw:text-style-name="P12" draw:layer="layout" svg:width="8.876cm" svg:height="0.962cm" svg:x="13.8cm" svg:y="9.2cm">
          <draw:text-box>
            <text:p>Iniciando o express-fileupload</text:p>
          </draw:text-box>
        </draw:frame>
        <draw:line draw:style-name="gr4" draw:text-style-name="P7" draw:layer="layout" svg:x1="13.6cm" svg:y1="9.8cm" svg:x2="12.2cm" svg:y2="10.2cm">
          <text:p/>
        </draw:line>
        <draw:frame draw:style-name="gr3" draw:text-style-name="P12" draw:layer="layout" svg:width="7.047cm" svg:height="0.962cm" svg:x="13.6cm" svg:y="12.8cm">
          <draw:text-box>
            <text:p>Criando o endpoint raiz</text:p>
          </draw:text-box>
        </draw:frame>
        <draw:line draw:style-name="gr4" draw:text-style-name="P7" draw:layer="layout" svg:x1="13.2cm" svg:y1="13.4cm" svg:x2="7.4cm" svg:y2="13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liente HTM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asta agora criar uma página simples HTML para subir nosso arquivo:</text:p>
              </text:list-item>
            </text:list>
          </draw:text-box>
        </draw:frame>
        <draw:frame draw:style-name="gr2" draw:text-style-name="P6" draw:layer="layout" svg:width="13.4cm" svg:height="6.911cm" svg:x="1.4cm" svg:y="6.6cm">
          <draw:text-box>
            <text:p text:style-name="P13"><text:span text:style-name="T22">&lt;</text:span><text:span text:style-name="T23">html</text:span><text:span text:style-name="T22">&gt;</text:span></text:p>
            <text:p text:style-name="P13"><text:span text:style-name="T22"><text:s text:c="2"/></text:span><text:span text:style-name="T22">&lt;</text:span><text:span text:style-name="T23">body</text:span><text:span text:style-name="T22">&gt;</text:span></text:p>
            <text:p text:style-name="P13"><text:span text:style-name="T22"><text:s text:c="4"/></text:span><text:span text:style-name="T22">&lt;</text:span><text:span text:style-name="T23">form</text:span><text:span text:style-name="T22"> </text:span><text:span text:style-name="T24">ref</text:span><text:span text:style-name="T25">=</text:span><text:span text:style-name="T26">'uploadForm'</text:span><text:span text:style-name="T22"> </text:span></text:p>
            <text:p text:style-name="P13"><text:span text:style-name="T22"><text:s text:c="6"/></text:span><text:span text:style-name="T24">id</text:span><text:span text:style-name="T25">=</text:span><text:span text:style-name="T26">'uploadForm'</text:span><text:span text:style-name="T22"> </text:span></text:p>
            <text:p text:style-name="P13"><text:span text:style-name="T22"><text:s text:c="6"/></text:span><text:span text:style-name="T24">action</text:span><text:span text:style-name="T25">=</text:span><text:span text:style-name="T26">'</text:span><text:span text:style-name="T27">http://localhost:3000/upload/simplefile</text:span><text:span text:style-name="T26">'</text:span><text:span text:style-name="T22"> </text:span></text:p>
            <text:p text:style-name="P13"><text:span text:style-name="T22"><text:s text:c="6"/></text:span><text:span text:style-name="T24">method</text:span><text:span text:style-name="T25">=</text:span><text:span text:style-name="T26">'post'</text:span><text:span text:style-name="T22"> </text:span></text:p>
            <text:p text:style-name="P13"><text:span text:style-name="T22"><text:s text:c="6"/></text:span><text:span text:style-name="T24">encType</text:span><text:span text:style-name="T25">=</text:span><text:span text:style-name="T26">"multipart/form-data"</text:span><text:span text:style-name="T22">&gt;</text:span></text:p>
            <text:p text:style-name="P13"><text:span text:style-name="T22"><text:s text:c="8"/></text:span><text:span text:style-name="T22">&lt;</text:span><text:span text:style-name="T23">input</text:span><text:span text:style-name="T22"> </text:span><text:span text:style-name="T24">type</text:span><text:span text:style-name="T25">=</text:span><text:span text:style-name="T26">"file"</text:span><text:span text:style-name="T22"> </text:span><text:span text:style-name="T24">name</text:span><text:span text:style-name="T25">=</text:span><text:span text:style-name="T26">"</text:span><text:span text:style-name="T27">sampleFile</text:span><text:span text:style-name="T26">"</text:span><text:span text:style-name="T22"> /&gt;</text:span></text:p>
            <text:p text:style-name="P13"><text:span text:style-name="T22"><text:s text:c="8"/></text:span><text:span text:style-name="T22">&lt;</text:span><text:span text:style-name="T23">input</text:span><text:span text:style-name="T22"> </text:span><text:span text:style-name="T24">type</text:span><text:span text:style-name="T25">=</text:span><text:span text:style-name="T26">'submit'</text:span><text:span text:style-name="T22"> </text:span><text:span text:style-name="T24">value</text:span><text:span text:style-name="T25">=</text:span><text:span text:style-name="T26">'Upload!'</text:span><text:span text:style-name="T22"> /&gt;</text:span></text:p>
            <text:p text:style-name="P13"><text:span text:style-name="T22"><text:s text:c="4"/></text:span><text:span text:style-name="T22">&lt;/</text:span><text:span text:style-name="T23">form</text:span><text:span text:style-name="T22">&gt; <text:s text:c="4"/></text:span></text:p>
            <text:p text:style-name="P13"><text:span text:style-name="T22"><text:s text:c="2"/></text:span><text:span text:style-name="T22">&lt;/</text:span><text:span text:style-name="T23">body</text:span><text:span text:style-name="T22">&gt;</text:span></text:p>
            <text:p text:style-name="P13"><text:span text:style-name="T22">&lt;</text:span><text:span text:style-name="T9">/html&gt;</text:span></text:p>
          </draw:text-box>
        </draw:frame>
        <draw:frame draw:style-name="gr3" draw:text-style-name="P15" draw:layer="layout" svg:width="6.949cm" svg:height="0.962cm" svg:x="14.2cm" svg:y="6cm">
          <draw:text-box>
            <text:p text:style-name="P14">Nosso serviço Express</text:p>
          </draw:text-box>
        </draw:frame>
        <draw:frame draw:style-name="gr3" draw:text-style-name="P15" draw:layer="layout" svg:width="11.06cm" svg:height="1.673cm" svg:x="15.451cm" svg:y="10.6cm">
          <draw:text-box>
            <text:p text:style-name="P14"><text:span text:style-name="T28">ATENÇÃO</text:span><text:span text:style-name="T29"> para esse nome </text:span><text:span text:style-name="T26">sampleFile</text:span>.</text:p>
            <text:p text:style-name="P14">Deve ser usado lá no Express.</text:p>
          </draw:text-box>
        </draw:frame>
        <draw:line draw:style-name="gr4" draw:text-style-name="P7" draw:layer="layout" svg:x1="12.4cm" svg:y1="8.6cm" svg:x2="14.4cm" svg:y2="6.8cm">
          <text:p/>
        </draw:line>
        <draw:line draw:style-name="gr4" draw:text-style-name="P7" draw:layer="layout" svg:x1="14.8cm" svg:y1="11.8cm" svg:x2="11.4cm" svg:y2="11.2cm">
          <text:p/>
        </draw:line>
        <draw:frame draw:style-name="gr3" draw:text-style-name="P12" draw:layer="layout" svg:width="12.931cm" svg:height="0.962cm" svg:x="6.8cm" svg:y="14.2cm">
          <draw:text-box>
            <text:p>Abra esse arquivo com qualquer navegado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9H24M59S</meta:editing-duration>
    <meta:editing-cycles>859</meta:editing-cycles>
    <meta:generator>LibreOffice/6.0.7.3$Linux_X86_64 LibreOffice_project/00m0$Build-3</meta:generator>
    <dc:title>Bright Blue</dc:title>
    <dc:date>2019-06-13T10:20:45.038976948</dc:date>
    <dc:creator>Jefferson de Carvalho Silva</dc:creator>
    <meta:document-statistic meta:object-count="70"/>
  </office:meta>
</office:document-meta>
</file>